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bookmark text:name="f18fc7c45-c489-4e4a-8b63-8130b1155f93"/><text:span text:style-name="span_.bgt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bookmark text:name="f1130ffd7-ae4d-4f48-abac-01010ec2ede7"/></text:p>
          <text:p text:style-name="Paragraph_scrSection_columns_scrBook_scrBody"><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bookmark text:name="fbfa1dc2c-2155-4db6-8f2d-20aa4b209aa0"/></text:p>
          <text:p text:style-name="ParagraphContinuation_scrSection_columns_scrBook_scrBody"><text:span text:style-name="span_.bgt_ParagraphContinuation_scrSection_columns_scrBook_scrBody">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bookmark text:name="f5e2861dd-c3bd-408d-86e9-46acf2b7ffa1"/><text:span text:style-name="span_.bgt_Paragraph_scrSection_columns_scrBook_scrBody">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bookmark text:name="fe854faf3-2157-493d-ae58-049383989f9d"/></text:p>
          <text:p text:style-name="ParagraphContinuation_scrSection_columns_scrBook_scrBody"><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bookmark text:name="fa04344b5-e3cc-4b48-aaf1-57b6a1bdea44"/></text:p>
          <text:p text:style-name="ParagraphContinuation_scrSection_columns_scrBook_scrBody"><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bookmark text:name="f77319ab3-5367-4728-a40a-0a2241da103a"/></text:p>
          <text:p text:style-name="ParagraphContinuation_scrSection_columns_scrBook_scrBody"><text:span text:style-name="span_.bgt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bookmark text:name="feb825765-5914-46c8-ab5e-0ef07cb7a969"/><text:span text:style-name="span_.bgt_Paragraph_scrSection_columns_scrBook_scrBody">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bookmark text:name="f1a954749-a06a-408b-b1cb-22d1c3568cb4"/><text:span text:style-name="span_.bgt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bookmark text:name="fad3df5b1-1510-4b5d-8e60-3b4f4b7a4e50"/></text:p>
          <text:p text:style-name="SectionHeadMinor_scrSection_columns_scrBook_scrBody"><text:span text:style-name="span_.bgt_SectionHeadMinor_scrSection_columns_scrBook_scrBody">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bookmark text:name="fe351199e-c396-4880-af48-32c9eaab9b56"/></text:p>
          <text:p text:style-name="Paragraph_scrSection_columns_scrBook_scrBody"><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bookmark text:name="f99d453e3-b4dd-4684-8670-ca67dec0d167"/></text:p>
          <text:p text:style-name="ParagraphContinuation_scrSection_columns_scrBook_scrBody"><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bookmark text:name="fc3f50cd1-7d57-4005-accb-06d15e39a839"/><text:span text:style-name="span_.bgt_Paragraph_scrSection_columns_scrBook_scrBody">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intropara" style:family="paragraph" style:parent-style-name="none">
      <style:paragraph-properties fo:text-indent="2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text-align="end" style:justify-single-word="false" style:writing-mode="page"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start" style:justify-single-word="false"/>
    </style:style>
    <style:style style:name="MT1" style:family="text">
      <style:text-properties style:font-name="Times New Roman" style:font-name-asian="Times New Roman" style:font-name-complex="Times New Roman" fo:font-size="12pt"/>
      <style:paragraph-properties fo:text-align="start" style:justify-single-word="false" fo:background-color="#ffffff"/>
    </style:style>
    <style:style style:name="MT3" style:family="text">
      <style:text-properties style:font-name="Charis SIL" style:font-name-asian="Charis SIL" style:font-name-complex="Charis SIL" fo:font-size="12pt"/>
      <style:paragraph-properties fo:text-align="end" style:justify-single-word="false" fo:background-color="#ffffff"/>
    </style:style>
    <style:style style:name="Mfr1" style:family="graphic" style:parent-style-name="Frame">
      <style:graphic-properties style:vertical-pos="from-top" style:vertical-rel="page" style:horizontal-pos="lef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2T18:28:38</meta:creation-date>
    <dc:creator>Samdoss</dc:creator>
    <dc:date>2017-03-22T18:28: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